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62203728" text:id="ct162203728">
          <text:insertion>
            <office:change-info>
              <dc:creator>Luc Saffre</dc:creator>
              <dc:date>2013-05-29T20:13:00</dc:date>
            </office:change-info>
          </text:insertion>
        </text:changed-region>
        <text:changed-region xml:id="ct166930248" text:id="ct166930248">
          <text:insertion>
            <office:change-info>
              <dc:creator>Luc Saffre</dc:creator>
              <dc:date>2013-05-29T20:22:00</dc:date>
            </office:change-info>
          </text:insertion>
        </text:changed-region>
        <text:changed-region xml:id="ct166322144" text:id="ct166322144">
          <text:insertion>
            <office:change-info>
              <dc:creator>Luc Saffre</dc:creator>
              <dc:date>2013-05-29T20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ursangebot <text:change-start text:change-id="ct162203728"/>self<text:change-end text:change-id="ct162203728"/></text:h>
      <text:p text:style-name="Standard">hiermit möchten wir Sie informieren, dass der Jahreskartenverkauf für unsere Kursangebote<text:span text:style-name="T1"> </text:span><text:change-start text:change-id="ct166930248"/><text:span text:style-name="T2">self</text:span><text:change-end text:change-id="ct166930248"/><text:span text:style-name="T1"> </text:span>begonnen hat. Ab sofort nehmen wir Einschreibungen für folgende Kurse entgegen:</text:p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5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><text:change-start text:change-id="ct166322144"/>line<text:change-end text:change-id="ct166322144"/></text:h>
        <text:p text:style-name="Text_20_body">bla<office:annotation><dc:creator>Luc Saffre</dc:creator><dc:date>2012-04-21T22:46:05</dc:date><text:p text:style-name="P8"><text:span text:style-name="T5">do section for line in self.line_set.all()</text:span></text:p></office:annotation> <office:annotation><dc:creator>Luc Saffre</dc:creator><dc:date>2012-04-21T23:35:34</dc:date><text:p text:style-name="P8"><text:span text:style-name="T5">do text</text:span></text:p><text:p text:style-name="P8"><text:span text:style-name="T5">from table(school.CoursesByLine.request(line))</text:span></text:p></office:annotation></text:p>
        <text:p text:style-name="Text_20_body"/>
      </text:section>
      <text:p text:style-name="Standard"/>
      <text:h text:style-name="Heading_20_2" text:outline-level="2"/>
      <text:p text:style-name="Standard"/>
      <text:p text:style-name="P5">b<office:annotation><dc:creator>Luc Saffre</dc:creator><dc:date>2013-05-29T21:18:17</dc:date><text:p text:style-name="P7"><text:span text:style-name="T4">do text</text:span></text:p><text:p text:style-name="P7"><text:span text:style-name="T4">from table(school.CoursesByTopic.request(self))</text:span></text:p></office:annotation>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73965456" text:id="ct173965456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73965456"/>self<text:change-end text:change-id="ct173965456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5-29T21:18:58.99">29.5.13</text:date> <text:time style:data-style-name="N41" text:time-value="2013-05-29T21:18:58.99">20:22:07</text:time><text:line-break/>settings.SITE.site_version()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29T21:18:59</dc:date>
    <dc:creator>Luc Saffre</dc:creator>
    <meta:editing-duration>PT19H30M59S</meta:editing-duration>
    <meta:editing-cycles>110</meta:editing-cycles>
    <meta:generator>LibreOffice/3.5$Linux_x86 LibreOffice_project/350m1$Build-2</meta:generator>
    <meta:document-statistic meta:table-count="2" meta:image-count="0" meta:object-count="0" meta:page-count="1" meta:paragraph-count="12" meta:word-count="73" meta:character-count="435" meta:non-whitespace-character-count="379"/>
  </office:meta>
</office:document-meta>
</file>